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REFCODE</text:p>
          </table:table-cell>
          <table:table-cell/>
          <table:table-cell office:value-type="string" calcext:value-type="string">
            <text:p>missing reason</text:p>
          </table:table-cell>
          <table:table-cell office:value-type="string" calcext:value-type="string">
            <text:p>missing?</text:p>
          </table:table-cell>
          <table:table-cell table:number-columns-repeated="4"/>
          <table:table-cell table:style-name="ce1" office:value-type="string" calcext:value-type="string">
            <text:p>reason missing</text:p>
          </table:table-cell>
          <table:table-cell table:style-name="ce1"/>
          <table:table-cell table:style-name="ce1" office:value-type="string" calcext:value-type="string">
            <text:p>auth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04030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6"/>
          <table:table-cell office:value-type="string" calcext:value-type="string">
            <text:p>AJOHU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18380.cif</text:p>
          </table:table-cell>
          <table:table-cell office:value-type="float" office:value="1018380" calcext:value-type="float">
            <text:p>1018380</text:p>
          </table:table-cell>
          <table:table-cell office:value-type="string" calcext:value-type="string">
            <text:p>FOMLUQ</text:p>
          </table:table-cell>
          <table:table-cell table:number-columns-repeated="6"/>
          <table:table-cell office:value-type="string" calcext:value-type="string">
            <text:p>AJOJA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11"/>
          <table:table-cell office:value-type="string" calcext:value-type="string">
            <text:p>author list</text:p>
          </table:table-cell>
          <table:table-cell table:number-columns-repeated="3"/>
          <table:table-cell office:value-type="string" calcext:value-type="string">
            <text:p>last authors</text:p>
          </table:table-cell>
          <table:table-cell office:value-type="string" calcext:value-type="string">
            <text:p>missing?</text:p>
          </table:table-cell>
        </table:table-row>
        <table:table-row table:style-name="ro1">
          <table:table-cell office:value-type="string" calcext:value-type="string">
            <text:p>1022375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6"/>
          <table:table-cell office:value-type="string" calcext:value-type="string">
            <text:p>BATVUP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D.Bardelang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D.M.Leek</text:p>
          </table:table-cell>
          <table:table-cell office:value-type="string" calcext:value-type="string">
            <text:p><text:s/>J.C.Margeson</text:p>
          </table:table-cell>
          <table:table-cell office:value-type="string" calcext:value-type="string">
            <text:p><text:s/>G.Chan</text:p>
          </table:table-cell>
          <table:table-cell office:value-type="string" calcext:value-type="string">
            <text:p><text:s/>C.I.Ratcliffe</text:p>
          </table:table-cell>
          <table:table-cell office:value-type="string" calcext:value-type="string">
            <text:p><text:s/>J.A.Ripmeester</text:p>
          </table:table-cell>
          <table:table-cell table:number-columns-repeated="7"/>
          <table:table-cell office:value-type="string" calcext:value-type="string">
            <text:p>J.Szymkowiak</text:p>
          </table:table-cell>
          <table:table-cell table:number-columns-repeated="3"/>
          <table:table-cell office:value-type="string" calcext:value-type="string">
            <text:p><text:s/>Kosta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05313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6"/>
          <table:table-cell office:value-type="string" calcext:value-type="string">
            <text:p>DOPJEZ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6"/>
          <table:table-cell office:value-type="string" calcext:value-type="string">
            <text:p>M.Juricek</text:p>
          </table:table-cell>
          <table:table-cell table:number-columns-repeated="3"/>
          <table:table-cell office:value-type="string" calcext:value-type="string">
            <text:p><text:s/>K.T.Holma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05314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6"/>
          <table:table-cell office:value-type="string" calcext:value-type="string">
            <text:p>DOPJI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6"/>
          <table:table-cell office:value-type="string" calcext:value-type="string">
            <text:p>M.Kwit</text:p>
          </table:table-cell>
          <table:table-cell table:number-columns-repeated="3"/>
          <table:table-cell office:value-type="string" calcext:value-type="string">
            <text:p><text:s/>W.Saeng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81844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6"/>
          <table:table-cell office:value-type="string" calcext:value-type="string">
            <text:p>DUCMU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Christoforides</text:p>
          </table:table-cell>
          <table:table-cell office:value-type="string" calcext:value-type="string">
            <text:p><text:s/>Elias</text:p>
          </table:table-cell>
          <table:table-cell office:value-type="string" calcext:value-type="string">
            <text:p><text:s/>Mentzafos</text:p>
          </table:table-cell>
          <table:table-cell office:value-type="string" calcext:value-type="string">
            <text:p><text:s/>Dimitris</text:p>
          </table:table-cell>
          <table:table-cell office:value-type="string" calcext:value-type="string">
            <text:p><text:s/>Bethanis</text:p>
          </table:table-cell>
          <table:table-cell office:value-type="string" calcext:value-type="string">
            <text:p><text:s/>Kostas</text:p>
          </table:table-cell>
          <table:table-cell table:number-columns-repeated="8"/>
          <table:table-cell office:value-type="string" calcext:value-type="string">
            <text:p>Wei</text:p>
          </table:table-cell>
          <table:table-cell table:number-columns-repeated="3"/>
          <table:table-cell office:value-type="string" calcext:value-type="string">
            <text:p><text:s/>M.Kwi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77334.cif</text:p>
          </table:table-cell>
          <table:table-cell office:value-type="float" office:value="277334" calcext:value-type="float">
            <text:p>277334</text:p>
          </table:table-cell>
          <table:table-cell office:value-type="string" calcext:value-type="string">
            <text:p>LELJ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QEMEU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Genfeng Feng</text:p>
          </table:table-cell>
          <table:table-cell office:value-type="string" calcext:value-type="string">
            <text:p><text:s/>Wei Liu</text:p>
          </table:table-cell>
          <table:table-cell office:value-type="string" calcext:value-type="string">
            <text:p><text:s/>Yuxin Peng</text:p>
          </table:table-cell>
          <table:table-cell office:value-type="string" calcext:value-type="string">
            <text:p><text:s/>Bo Zhao</text:p>
          </table:table-cell>
          <table:table-cell office:value-type="string" calcext:value-type="string">
            <text:p><text:s/>Wei Huang</text:p>
          </table:table-cell>
          <table:table-cell office:value-type="string" calcext:value-type="string">
            <text:p><text:s/>Yafei Dai</text:p>
          </table:table-cell>
          <table:table-cell table:number-columns-repeated="8"/>
          <table:table-cell office:value-type="string" calcext:value-type="string">
            <text:p>Y.Sagara</text:p>
          </table:table-cell>
          <table:table-cell table:number-columns-repeated="3"/>
          <table:table-cell office:value-type="string" calcext:value-type="string">
            <text:p><text:s/>F.L.Sous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717929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FOQTOW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8"/>
          <table:table-cell office:value-type="string" calcext:value-type="string">
            <text:p>D.Bardelang</text:p>
          </table:table-cell>
          <table:table-cell table:number-columns-repeated="3"/>
          <table:table-cell office:value-type="string" calcext:value-type="string">
            <text:p><text:s/>T.Nishikub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760653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6"/>
          <table:table-cell office:value-type="string" calcext:value-type="string">
            <text:p>FOQTEM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8"/>
          <table:table-cell office:value-type="string" calcext:value-type="string">
            <text:p>Elias</text:p>
          </table:table-cell>
          <table:table-cell table:number-columns-repeated="3"/>
          <table:table-cell office:value-type="string" calcext:value-type="string">
            <text:p><text:s/>Yafei Da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778897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GUMCI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Jian Tian</text:p>
          </table:table-cell>
          <table:table-cell office:value-type="string" calcext:value-type="string">
            <text:p><text:s/>P.K.Thallapally</text:p>
          </table:table-cell>
          <table:table-cell office:value-type="string" calcext:value-type="string">
            <text:p><text:s/>S.J.Dalgarno</text:p>
          </table:table-cell>
          <table:table-cell office:value-type="string" calcext:value-type="string">
            <text:p><text:s/>P.B.McGrail</text:p>
          </table:table-cell>
          <table:table-cell office:value-type="string" calcext:value-type="string">
            <text:p><text:s/>J.L.Atwood</text:p>
          </table:table-cell>
          <table:table-cell table:number-columns-repeated="9"/>
          <table:table-cell office:value-type="string" calcext:value-type="string">
            <text:p>K.A.Udachin</text:p>
          </table:table-cell>
          <table:table-cell table:number-columns-repeated="3"/>
          <table:table-cell office:value-type="string" calcext:value-type="string">
            <text:p><text:s/>J.Fraser Stoddar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86252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6"/>
          <table:table-cell office:value-type="string" calcext:value-type="string">
            <text:p>LELJES</text:p>
          </table:table-cell>
          <table:table-cell office:value-type="string" calcext:value-type="string">
            <text:p>contains metals</text:p>
          </table:table-cell>
          <table:table-cell/>
          <table:table-cell office:value-type="string" calcext:value-type="string">
            <text:p>A.Muller</text:p>
          </table:table-cell>
          <table:table-cell office:value-type="string" calcext:value-type="string">
            <text:p><text:s/>L.Toma</text:p>
          </table:table-cell>
          <table:table-cell office:value-type="string" calcext:value-type="string">
            <text:p><text:s/>H.Bogge</text:p>
          </table:table-cell>
          <table:table-cell office:value-type="string" calcext:value-type="string">
            <text:p><text:s/>M.Henry</text:p>
          </table:table-cell>
          <table:table-cell office:value-type="string" calcext:value-type="string">
            <text:p><text:s/>E.T.K.Haupt</text:p>
          </table:table-cell>
          <table:table-cell office:value-type="string" calcext:value-type="string">
            <text:p><text:s/>A.Mix</text:p>
          </table:table-cell>
          <table:table-cell office:value-type="string" calcext:value-type="string">
            <text:p><text:s/>F.L.Sousa</text:p>
          </table:table-cell>
          <table:table-cell table:number-columns-repeated="7"/>
          <table:table-cell office:value-type="string" calcext:value-type="string">
            <text:p>H.Kagechika</text:p>
          </table:table-cell>
          <table:table-cell table:number-columns-repeated="3"/>
          <table:table-cell office:value-type="string" calcext:value-type="string">
            <text:p><text:s/>I.J.Dmochowsk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947541.cif</text:p>
          </table:table-cell>
          <table:table-cell office:value-type="float" office:value="947541" calcext:value-type="float">
            <text:p>947541</text:p>
          </table:table-cell>
          <table:table-cell office:value-type="string" calcext:value-type="string">
            <text:p>VOFROZ</text:p>
          </table:table-cell>
          <table:table-cell table:number-columns-repeated="6"/>
          <table:table-cell office:value-type="string" calcext:value-type="string">
            <text:p>LODFE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8"/>
          <table:table-cell office:value-type="string" calcext:value-type="string">
            <text:p>H.Kudo</text:p>
          </table:table-cell>
          <table:table-cell table:number-columns-repeated="3"/>
          <table:table-cell office:value-type="string" calcext:value-type="string">
            <text:p><text:s/>J.L.Atwoo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980837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failed ASE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LOJMIH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8"/>
          <table:table-cell office:value-type="string" calcext:value-type="string">
            <text:p>P.J.Carroll</text:p>
          </table:table-cell>
          <table:table-cell table:number-columns-repeated="3"/>
          <table:table-cell office:value-type="string" calcext:value-type="string">
            <text:p><text:s/>I.Azumay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980837_new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failed ASE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ESTUA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Kudo</text:p>
          </table:table-cell>
          <table:table-cell office:value-type="string" calcext:value-type="string">
            <text:p><text:s/>R.Hayashi</text:p>
          </table:table-cell>
          <table:table-cell office:value-type="string" calcext:value-type="string">
            <text:p><text:s/>K.Mitani</text:p>
          </table:table-cell>
          <table:table-cell office:value-type="string" calcext:value-type="string">
            <text:p><text:s/>T.Yokozawa</text:p>
          </table:table-cell>
          <table:table-cell office:value-type="string" calcext:value-type="string">
            <text:p><text:s/>N.C.Kasuga</text:p>
          </table:table-cell>
          <table:table-cell office:value-type="string" calcext:value-type="string">
            <text:p><text:s/>T.Nishikubo</text:p>
          </table:table-cell>
          <table:table-cell table:number-columns-repeated="8"/>
          <table:table-cell office:value-type="string" calcext:value-type="string">
            <text:p>Samantha</text:p>
          </table:table-cell>
          <table:table-cell table:number-columns-repeated="3"/>
          <table:table-cell office:value-type="string" calcext:value-type="string">
            <text:p><text:s/>A.I.Coop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991217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6"/>
          <table:table-cell office:value-type="string" calcext:value-type="string">
            <text:p>NUNRIX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T.Steiner</text:p>
          </table:table-cell>
          <table:table-cell office:value-type="string" calcext:value-type="string">
            <text:p><text:s/>W.Saenger</text:p>
          </table:table-cell>
          <table:table-cell table:number-columns-repeated="12"/>
          <table:table-cell office:value-type="string" calcext:value-type="string">
            <text:p>Bo</text:p>
          </table:table-cell>
          <table:table-cell table:number-columns-repeated="3"/>
          <table:table-cell office:value-type="string" calcext:value-type="string">
            <text:p><text:s/>J.A.Ripmees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1a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VNAP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S.H.Lapidus</text:p>
          </table:table-cell>
          <table:table-cell office:value-type="string" calcext:value-type="string">
            <text:p><text:s/>C.M.Kane</text:p>
          </table:table-cell>
          <table:table-cell office:value-type="string" calcext:value-type="string">
            <text:p><text:s/>K.T.Holman</text:p>
          </table:table-cell>
          <table:table-cell table:number-columns-repeated="10"/>
          <table:table-cell office:value-type="string" calcext:value-type="string">
            <text:p>Dai</text:p>
          </table:table-cell>
          <table:table-cell table:number-columns-repeated="3"/>
          <table:table-cell office:value-type="string" calcext:value-type="string">
            <text:p><text:s/>N.Iwasaw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1b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OJITO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O.Taratula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N.S.Khan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I.J.Dmochowski</text:p>
          </table:table-cell>
          <table:table-cell table:number-columns-repeated="9"/>
          <table:table-cell office:value-type="string" calcext:value-type="string">
            <text:p>H.Takaha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2a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ORAVOU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M.Petryk</text:p>
          </table:table-cell>
          <table:table-cell office:value-type="string" calcext:value-type="string">
            <text:p><text:s/>J.Szymkowiak</text:p>
          </table:table-cell>
          <table:table-cell office:value-type="string" calcext:value-type="string">
            <text:p><text:s/>B.Gierczyk</text:p>
          </table:table-cell>
          <table:table-cell office:value-type="string" calcext:value-type="string">
            <text:p><text:s/>G.Spolnik</text:p>
          </table:table-cell>
          <table:table-cell office:value-type="string" calcext:value-type="string">
            <text:p><text:s/>L.Popenda</text:p>
          </table:table-cell>
          <table:table-cell office:value-type="string" calcext:value-type="string">
            <text:p><text:s/>A.Janiak</text:p>
          </table:table-cell>
          <table:table-cell office:value-type="string" calcext:value-type="string">
            <text:p><text:s/>M.Kwit</text:p>
          </table:table-cell>
          <table:table-cell table:number-columns-repeated="7"/>
          <table:table-cell office:value-type="string" calcext:value-type="string">
            <text:p>S.Fuj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2b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EA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F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DMFM</text:p>
          </table:table-cell>
          <table:table-cell table:number-columns-repeated="3"/>
          <table:table-cell office:value-type="string" calcext:value-type="string">
            <text:p>authors</text:p>
          </table:table-cell>
          <table:table-cell table:number-columns-repeated="4"/>
          <table:table-cell office:value-type="string" calcext:value-type="string">
            <text:p>QORVIE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S.J.Dalgar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OHUD.cif</text:p>
          </table:table-cell>
          <table:table-cell office:value-type="float" office:value="745245" calcext:value-type="float">
            <text:p>745245</text:p>
          </table:table-cell>
          <table:table-cell office:value-type="string" calcext:value-type="string">
            <text:p>AJOHUD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4"/>
          <table:table-cell office:value-type="string" calcext:value-type="string">
            <text:p>QORVOK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Mentzaf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OJAL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4"/>
          <table:table-cell office:value-type="string" calcext:value-type="string">
            <text:p>QORVU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T.Yam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VUP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4"/>
          <table:table-cell office:value-type="string" calcext:value-type="string">
            <text:p>QORWAX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N.Hafe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cc08883b2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6"/>
          <table:table-cell office:value-type="string" calcext:value-type="string">
            <text:p>QORWE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Genf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cc05181a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6"/>
          <table:table-cell office:value-type="string" calcext:value-type="string">
            <text:p>QORWI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M.Petry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HOR00.cif</text:p>
          </table:table-cell>
          <table:table-cell office:value-type="float" office:value="1511860" calcext:value-type="float">
            <text:p>1511860</text:p>
          </table:table-cell>
          <table:table-cell office:value-type="string" calcext:value-type="string">
            <text:p>CANHOR</text:p>
          </table:table-cell>
          <table:table-cell table:number-columns-repeated="6"/>
          <table:table-cell office:value-type="string" calcext:value-type="string">
            <text:p>QORWO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K.J.Hartlie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5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6"/>
          <table:table-cell office:value-type="string" calcext:value-type="string">
            <text:p>QORWU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D.M.L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6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 table:number-columns-repeated="6"/>
          <table:table-cell office:value-type="string" calcext:value-type="string">
            <text:p>QORXAY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P.A.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7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6"/>
          <table:table-cell office:value-type="string" calcext:value-type="string">
            <text:p>UYUWAN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S.Khan</text:p>
          </table:table-cell>
          <table:table-cell office:value-type="string" calcext:value-type="string">
            <text:p><text:s/>J.M.Perez-Aguilar</text:p>
          </table:table-cell>
          <table:table-cell office:value-type="string" calcext:value-type="string">
            <text:p><text:s/>T.Kaufmann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O.Taratula</text:p>
          </table:table-cell>
          <table:table-cell office:value-type="string" calcext:value-type="string">
            <text:p><text:s/>O.-S.Lee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J.G.Saven</text:p>
          </table:table-cell>
          <table:table-cell office:value-type="string" calcext:value-type="string">
            <text:p><text:s/>I.J.Dmochowski</text:p>
          </table:table-cell>
          <table:table-cell table:number-columns-repeated="5"/>
          <table:table-cell office:value-type="string" calcext:value-type="string">
            <text:p>N.S.K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0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6"/>
          <table:table-cell office:value-type="string" calcext:value-type="string">
            <text:p>WOGYUN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D.H.Brouwer</text:p>
          </table:table-cell>
          <table:table-cell office:value-type="string" calcext:value-type="string">
            <text:p><text:s/>I.L.Moudrakovski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G.D.Enright</text:p>
          </table:table-cell>
          <table:table-cell office:value-type="string" calcext:value-type="string">
            <text:p><text:s/>J.A.Ripmeester</text:p>
          </table:table-cell>
          <table:table-cell table:number-columns-repeated="9"/>
          <table:table-cell office:value-type="string" calcext:value-type="string">
            <text:p>R.Hayas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2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XOTJAT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6"/>
          <table:table-cell office:value-type="string" calcext:value-type="string">
            <text:p>J.M.Holcro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8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6"/>
          <table:table-cell office:value-type="string" calcext:value-type="string">
            <text:p>XOTHU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6"/>
          <table:table-cell office:value-type="string" calcext:value-type="string">
            <text:p>N.Yasu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a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 table:number-columns-repeated="5"/>
          <table:table-cell office:value-type="string" calcext:value-type="string">
            <text:p>YUKHO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S.Fujii</text:p>
          </table:table-cell>
          <table:table-cell office:value-type="string" calcext:value-type="string">
            <text:p><text:s/>M.Kiguchi</text:p>
          </table:table-cell>
          <table:table-cell office:value-type="string" calcext:value-type="string">
            <text:p><text:s/>N.Iwasawa</text:p>
          </table:table-cell>
          <table:table-cell table:number-columns-repeated="7"/>
          <table:table-cell office:value-type="string" calcext:value-type="string">
            <text:p>M.Tomina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b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6"/>
          <table:table-cell office:value-type="string" calcext:value-type="string">
            <text:p>VOFRIT</text:p>
          </table:table-cell>
          <table:table-cell office:value-type="string" calcext:value-type="string">
            <text:p>Powder study</text:p>
          </table:table-cell>
          <table:table-cell/>
          <table:table-cell office:value-type="string" calcext:value-type="string">
            <text:p>M.E.Briggs</text:p>
          </table:table-cell>
          <table:table-cell office:value-type="string" calcext:value-type="string">
            <text:p><text:s/>K.E.Jelfs</text:p>
          </table:table-cell>
          <table:table-cell office:value-type="string" calcext:value-type="string">
            <text:p><text:s/>Samantha Y.Chong</text:p>
          </table:table-cell>
          <table:table-cell office:value-type="string" calcext:value-type="string">
            <text:p><text:s/>C.Lester</text:p>
          </table:table-cell>
          <table:table-cell office:value-type="string" calcext:value-type="string">
            <text:p><text:s/>M.Schmidtmann</text:p>
          </table:table-cell>
          <table:table-cell office:value-type="string" calcext:value-type="string">
            <text:p><text:s/>D.J.Adams</text:p>
          </table:table-cell>
          <table:table-cell office:value-type="string" calcext:value-type="string">
            <text:p><text:s/>A.I.Cooper</text:p>
          </table:table-cell>
          <table:table-cell table:number-columns-repeated="7"/>
          <table:table-cell office:value-type="string" calcext:value-type="string">
            <text:p>F.L.Sou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CC4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6"/>
          <table:table-cell office:value-type="string" calcext:value-type="string">
            <text:p>UJEPA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 table:number-columns-repeated="4"/>
          <table:table-cell office:value-type="string" calcext:value-type="string">
            <text:p>A.K.Blackb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S3Ra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6"/>
          <table:table-cell office:value-type="string" calcext:value-type="string">
            <text:p>UJEPE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 table:number-columns-repeated="4"/>
          <table:table-cell office:value-type="string" calcext:value-type="string">
            <text:p>G.C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S3Rb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3"/>
          <table:table-cell office:value-type="string" calcext:value-type="string">
            <text:p>N.C.Kasu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S3Rg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3"/>
          <table:table-cell office:value-type="string" calcext:value-type="string">
            <text:p>K.E.Jel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2a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3"/>
          <table:table-cell office:value-type="string" calcext:value-type="string">
            <text:p>S.H.Lapid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a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23"/>
          <table:table-cell office:value-type="string" calcext:value-type="string">
            <text:p>Yaf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a_del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23"/>
          <table:table-cell office:value-type="string" calcext:value-type="string">
            <text:p>C.L.Ste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b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3"/>
          <table:table-cell office:value-type="string" calcext:value-type="string">
            <text:p>G.D.En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b_del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3"/>
          <table:table-cell office:value-type="string" calcext:value-type="string">
            <text:p>A.I.Coo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c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23"/>
          <table:table-cell office:value-type="string" calcext:value-type="string">
            <text:p>K.Johmo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c_del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23"/>
          <table:table-cell office:value-type="string" calcext:value-type="string">
            <text:p>Stodd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d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23"/>
          <table:table-cell office:value-type="string" calcext:value-type="string">
            <text:p>M.E.Brig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d_del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23"/>
          <table:table-cell office:value-type="string" calcext:value-type="string">
            <text:p>K.T.Hol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e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23"/>
          <table:table-cell office:value-type="string" calcext:value-type="string">
            <text:p>P.Bertha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e_del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23"/>
          <table:table-cell office:value-type="string" calcext:value-type="string">
            <text:p>C.L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a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3"/>
          <table:table-cell office:value-type="string" calcext:value-type="string">
            <text:p>Y.Ch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a_P2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3"/>
          <table:table-cell office:value-type="string" calcext:value-type="string">
            <text:p>L.Pope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b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3"/>
          <table:table-cell office:value-type="string" calcext:value-type="string">
            <text:p>N.Iwas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_P1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3"/>
          <table:table-cell office:value-type="string" calcext:value-type="string">
            <text:p>K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4a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3"/>
          <table:table-cell office:value-type="string" calcext:value-type="string">
            <text:p>O.Tarat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4b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 table:number-columns-repeated="22"/>
          <table:table-cell office:value-type="string" calcext:value-type="string">
            <text:p>E.Leo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5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3"/>
          <table:table-cell office:value-type="string" calcext:value-type="string">
            <text:p>Hu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6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3"/>
          <table:table-cell office:value-type="string" calcext:value-type="string">
            <text:p>J.Fra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3"/>
          <table:table-cell office:value-type="string" calcext:value-type="string">
            <text:p>J.C.Marge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8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3"/>
          <table:table-cell office:value-type="string" calcext:value-type="string">
            <text:p>A.I.Jose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9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3"/>
          <table:table-cell office:value-type="string" calcext:value-type="string">
            <text:p>F.Imabep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3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I.L.Moudrakov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O.-S.L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_Xe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.E.Den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3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.A.Sarje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4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O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5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D.H.Brou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1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Bethan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1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3"/>
          <table:table-cell office:value-type="string" calcext:value-type="string">
            <text:p>S.Fuj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3"/>
          <table:table-cell office:value-type="string" calcext:value-type="string">
            <text:p>N.A.Vermeu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3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3"/>
          <table:table-cell office:value-type="string" calcext:value-type="string">
            <text:p>Li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4a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3"/>
          <table:table-cell office:value-type="string" calcext:value-type="string">
            <text:p>H.Takayana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4b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3"/>
          <table:table-cell office:value-type="string" calcext:value-type="string">
            <text:p>M.Ki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PJEZ.cif</text:p>
          </table:table-cell>
          <table:table-cell office:value-type="float" office:value="1008724" calcext:value-type="float">
            <text:p>1008724</text:p>
          </table:table-cell>
          <table:table-cell office:value-type="string" calcext:value-type="string">
            <text:p>DOPJEZ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G.Sa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PJID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Zh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KUKUR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3"/>
          <table:table-cell office:value-type="string" calcext:value-type="string">
            <text:p>E.T.K.Hau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LAF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3"/>
          <table:table-cell office:value-type="string" calcext:value-type="string">
            <text:p>A.A.Tho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RUR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3"/>
          <table:table-cell office:value-type="string" calcext:value-type="string">
            <text:p>T.Yokoz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MEU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D.J.Ad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IJ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3"/>
          <table:table-cell office:value-type="string" calcext:value-type="string">
            <text:p>L.T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OP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3"/>
          <table:table-cell office:value-type="string" calcext:value-type="string">
            <text:p>J.C.Bar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UV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3"/>
          <table:table-cell office:value-type="string" calcext:value-type="string">
            <text:p>C.Bout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SAC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3"/>
          <table:table-cell office:value-type="string" calcext:value-type="string">
            <text:p>B.Gierczy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1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M.Perez-Agui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QXAC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3"/>
          <table:table-cell office:value-type="string" calcext:value-type="string">
            <text:p>G.El-Ay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AR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3"/>
          <table:table-cell office:value-type="string" calcext:value-type="string">
            <text:p>Aiz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EV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3"/>
          <table:table-cell office:value-type="string" calcext:value-type="string">
            <text:p>J.A.Ripme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IZ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3"/>
          <table:table-cell office:value-type="string" calcext:value-type="string">
            <text:p>C.I.Ratclif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OF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3"/>
          <table:table-cell office:value-type="string" calcext:value-type="string">
            <text:p>H.Mas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EM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I.Azuma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OW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Mit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YHEN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3"/>
          <table:table-cell office:value-type="string" calcext:value-type="string">
            <text:p>J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AC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3"/>
          <table:table-cell office:value-type="string" calcext:value-type="string">
            <text:p>N.L.Stru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UW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3"/>
          <table:table-cell office:value-type="string" calcext:value-type="string">
            <text:p>K.Katag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1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3"/>
          <table:table-cell office:value-type="string" calcext:value-type="string">
            <text:p>G.Spoln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MCIB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A.Vermeu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1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3"/>
          <table:table-cell office:value-type="string" calcext:value-type="string">
            <text:p>E.J.D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3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.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5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R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OLUM.cif</text:p>
          </table:table-cell>
          <table:table-cell office:value-type="float" office:value="954664" calcext:value-type="float">
            <text:p>954664</text:p>
          </table:table-cell>
          <table:table-cell office:value-type="string" calcext:value-type="string">
            <text:p>IFOLUM</text:p>
          </table:table-cell>
          <table:table-cell table:number-columns-repeated="23"/>
          <table:table-cell office:value-type="string" calcext:value-type="string">
            <text:p>T.Stei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AC00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3"/>
          <table:table-cell office:value-type="string" calcext:value-type="string">
            <text:p>T.K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EG00.cif</text:p>
          </table:table-cell>
          <table:table-cell office:value-type="float" office:value="1481845" calcext:value-type="float">
            <text:p>1481845</text:p>
          </table:table-cell>
          <table:table-cell office:value-type="string" calcext:value-type="string">
            <text:p>IYEMEG</text:p>
          </table:table-cell>
          <table:table-cell table:number-columns-repeated="23"/>
          <table:table-cell office:value-type="string" calcext:value-type="string">
            <text:p>P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IK00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3"/>
          <table:table-cell office:value-type="string" calcext:value-type="string">
            <text:p>Dimit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JAS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3"/>
          <table:table-cell office:value-type="string" calcext:value-type="string">
            <text:p>H.Ueku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JEW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3"/>
          <table:table-cell office:value-type="string" calcext:value-type="string">
            <text:p>M.Hen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1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3"/>
          <table:table-cell office:value-type="string" calcext:value-type="string">
            <text:p>P.K.Thallapa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NUL.cif</text:p>
          </table:table-cell>
          <table:table-cell office:value-type="float" office:value="876253" calcext:value-type="float">
            <text:p>876253</text:p>
          </table:table-cell>
          <table:table-cell office:value-type="string" calcext:value-type="string">
            <text:p>LEJNUL</text:p>
          </table:table-cell>
          <table:table-cell table:number-columns-repeated="23"/>
          <table:table-cell office:value-type="string" calcext:value-type="string">
            <text:p>Yux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AT01.cif</text:p>
          </table:table-cell>
          <table:table-cell office:value-type="float" office:value="876255" calcext:value-type="float">
            <text:p>876255</text:p>
          </table:table-cell>
          <table:table-cell office:value-type="string" calcext:value-type="string">
            <text:p>LEJPAT01</text:p>
          </table:table-cell>
          <table:table-cell table:number-columns-repeated="23"/>
          <table:table-cell office:value-type="string" calcext:value-type="string">
            <text:p>J.L.Atw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AT.cif</text:p>
          </table:table-cell>
          <table:table-cell office:value-type="float" office:value="876254" calcext:value-type="float">
            <text:p>876254</text:p>
          </table:table-cell>
          <table:table-cell office:value-type="string" calcext:value-type="string">
            <text:p>LEJPAT</text:p>
          </table:table-cell>
          <table:table-cell table:number-columns-repeated="23"/>
          <table:table-cell office:value-type="string" calcext:value-type="string">
            <text:p>T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IB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3"/>
          <table:table-cell office:value-type="string" calcext:value-type="string">
            <text:p>A.Mul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DFEQ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Yama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JMIH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H.Bog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VVAI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3"/>
          <table:table-cell office:value-type="string" calcext:value-type="string">
            <text:p>P.B.McG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1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3"/>
          <table:table-cell office:value-type="string" calcext:value-type="string">
            <text:p>I.J.Dmochow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2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3"/>
          <table:table-cell office:value-type="string" calcext:value-type="string">
            <text:p>C.M.K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3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3"/>
          <table:table-cell office:value-type="string" calcext:value-type="string">
            <text:p>M.Schmidt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4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3"/>
          <table:table-cell office:value-type="string" calcext:value-type="string">
            <text:p>Christofor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5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3"/>
          <table:table-cell office:value-type="string" calcext:value-type="string">
            <text:p>T.Nishiku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6_cat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 table:number-columns-repeated="23"/>
          <table:table-cell office:value-type="string" calcext:value-type="string">
            <text:p>A.M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6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23"/>
          <table:table-cell office:value-type="string" calcext:value-type="string">
            <text:p>M.Kawah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TUA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T.Kauf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1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3"/>
          <table:table-cell office:value-type="string" calcext:value-type="string">
            <text:p>W.Saen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2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23"/>
          <table:table-cell office:value-type="string" calcext:value-type="string">
            <text:p>A.Jani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3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OTWUP04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OTWUP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OVBAC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C1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C2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VNAP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NRIX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ld_CD2.cif</text:p>
          </table:table-cell>
          <table:table-cell office:value-type="float" office:value="1021396" calcext:value-type="float">
            <text:p>1021396</text:p>
          </table:table-cell>
          <table:table-cell office:value-type="string" calcext:value-type="string">
            <text:p>DUCM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RAVOU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VENEK.cif</text:p>
          </table:table-cell>
          <table:table-cell office:value-type="float" office:value="1452673" calcext:value-type="float">
            <text:p>1452673</text:p>
          </table:table-cell>
          <table:table-cell office:value-type="string" calcext:value-type="string">
            <text:p>OVENEK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OVENIO.cif</text:p>
          </table:table-cell>
          <table:table-cell office:value-type="float" office:value="1452674" calcext:value-type="float">
            <text:p>1452674</text:p>
          </table:table-cell>
          <table:table-cell office:value-type="string" calcext:value-type="string">
            <text:p>OVENIO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OVENOU.cif</text:p>
          </table:table-cell>
          <table:table-cell office:value-type="float" office:value="1452672" calcext:value-type="float">
            <text:p>1452672</text:p>
          </table:table-cell>
          <table:table-cell office:value-type="string" calcext:value-type="string">
            <text:p>OVENOU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OZECAY03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ZECAY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B1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B2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C1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UDWUH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DXAO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UDXES02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UDXES03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UDXES04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UDXES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UTREC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QORVEA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IE.cif</text:p>
          </table:table-cell>
          <table:table-cell office:value-type="float" office:value="988435" calcext:value-type="float">
            <text:p>988435</text:p>
          </table:table-cell>
          <table:table-cell office:value-type="string" calcext:value-type="string">
            <text:p>QORVI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OK.cif</text:p>
          </table:table-cell>
          <table:table-cell office:value-type="float" office:value="988436" calcext:value-type="float">
            <text:p>988436</text:p>
          </table:table-cell>
          <table:table-cell office:value-type="string" calcext:value-type="string">
            <text:p>QORVOK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UQ.cif</text:p>
          </table:table-cell>
          <table:table-cell office:value-type="float" office:value="988437" calcext:value-type="float">
            <text:p>988437</text:p>
          </table:table-cell>
          <table:table-cell office:value-type="string" calcext:value-type="string">
            <text:p>QORVU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AX.cif</text:p>
          </table:table-cell>
          <table:table-cell office:value-type="float" office:value="988438" calcext:value-type="float">
            <text:p>988438</text:p>
          </table:table-cell>
          <table:table-cell office:value-type="string" calcext:value-type="string">
            <text:p>QORWA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EB.cif</text:p>
          </table:table-cell>
          <table:table-cell office:value-type="float" office:value="988439" calcext:value-type="float">
            <text:p>988439</text:p>
          </table:table-cell>
          <table:table-cell office:value-type="string" calcext:value-type="string">
            <text:p>QORWE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IF.cif</text:p>
          </table:table-cell>
          <table:table-cell office:value-type="float" office:value="988440" calcext:value-type="float">
            <text:p>988440</text:p>
          </table:table-cell>
          <table:table-cell office:value-type="string" calcext:value-type="string">
            <text:p>QORWI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OL.cif</text:p>
          </table:table-cell>
          <table:table-cell office:value-type="float" office:value="988441" calcext:value-type="float">
            <text:p>988441</text:p>
          </table:table-cell>
          <table:table-cell office:value-type="string" calcext:value-type="string">
            <text:p>QORWO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UR.cif</text:p>
          </table:table-cell>
          <table:table-cell office:value-type="float" office:value="988442" calcext:value-type="float">
            <text:p>988442</text:p>
          </table:table-cell>
          <table:table-cell office:value-type="string" calcext:value-type="string">
            <text:p>QORWU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XAY.cif</text:p>
          </table:table-cell>
          <table:table-cell office:value-type="float" office:value="988443" calcext:value-type="float">
            <text:p>988443</text:p>
          </table:table-cell>
          <table:table-cell office:value-type="string" calcext:value-type="string">
            <text:p>QORXA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FYIB00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QUFYOH00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CC1a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CC1b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CC1c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CC1d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CC3a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CC3b.cif</text:p>
          </table:table-cell>
          <table:table-cell office:value-type="float" office:value="1020547" calcext:value-type="float">
            <text:p>1020547</text:p>
          </table:table-cell>
          <table:table-cell office:value-type="string" calcext:value-type="string">
            <text:p>VOMNUI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QXES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YMAL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RNUW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TJAA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TJEE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1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2c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2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ATVER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OVWUY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JEPAB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JEPEF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AR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TEVEV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TEVIZ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TEVOF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YUWAN.cif</text:p>
          </table:table-cell>
          <table:table-cell office:value-type="float" office:value="777074" calcext:value-type="float">
            <text:p>777074</text:p>
          </table:table-cell>
          <table:table-cell office:value-type="string" calcext:value-type="string">
            <text:p>UYUWA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FRIT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LZON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VOMPAQ.cif</text:p>
          </table:table-cell>
          <table:table-cell office:value-type="float" office:value="1020548" calcext:value-type="float">
            <text:p>1020548</text:p>
          </table:table-cell>
          <table:table-cell office:value-type="string" calcext:value-type="string">
            <text:p>VOMPAQ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VOMPEU.cif</text:p>
          </table:table-cell>
          <table:table-cell office:value-type="float" office:value="1020549" calcext:value-type="float">
            <text:p>1020549</text:p>
          </table:table-cell>
          <table:table-cell office:value-type="string" calcext:value-type="string">
            <text:p>VOMPEU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C1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C4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OGYUN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THUL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TJAT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OHXOK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YUKHOD.cif</text:p>
          </table:table-cell>
          <table:table-cell office:value-type="float" office:value="1052133" calcext:value-type="float">
            <text:p>1052133</text:p>
          </table:table-cell>
          <table:table-cell office:value-type="string" calcext:value-type="string">
            <text:p>YUKHO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C1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ZC2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ZC40.cif</text:p>
          </table:table-cell>
          <table:table-cell office:value-type="float" office:value="196141" calcext:value-type="float">
            <text:p>196141</text:p>
          </table:table-cell>
          <table:table-cell office:value-type="string" calcext:value-type="string">
            <text:p>LUXVA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ZeoVisInput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ZIRCIO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ZUYPUG.cif</text:p>
          </table:table-cell>
          <table:table-cell office:value-type="float" office:value="1445388" calcext:value-type="float">
            <text:p>1445388</text:p>
          </table:table-cell>
          <table:table-cell office:value-type="string" calcext:value-type="string">
            <text:p>ZUYPUG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ZUYQAN.cif</text:p>
          </table:table-cell>
          <table:table-cell office:value-type="float" office:value="1445389" calcext:value-type="float">
            <text:p>1445389</text:p>
          </table:table-cell>
          <table:table-cell office:value-type="string" calcext:value-type="string">
            <text:p>ZUYQA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C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C11new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C12new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D3fix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D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D2fix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C1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C1b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C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C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egaCag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CC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CC1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CC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ZC4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float" office:value="-1" calcext:value-type="float">
            <text:p>-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string" calcext:value-type="string">
            <text:p>(1)-m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509880vsi00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ja5b02716si002</text:p>
          </table:table-cell>
          <table:table-cell office:value-type="float" office:value="-1" calcext:value-type="float">
            <text:p>-1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3:54:36.642247891</meta:creation-date>
    <dc:date>2019-05-31T09:31:24.018565759</dc:date>
    <meta:editing-duration>PT19H5M27S</meta:editing-duration>
    <meta:editing-cycles>35</meta:editing-cycles>
    <meta:generator>LibreOffice/6.0.7.3$Linux_X86_64 LibreOffice_project/00m0$Build-3</meta:generator>
    <meta:document-statistic meta:table-count="1" meta:cell-count="1193" meta:object-count="0"/>
  </office:meta>
</office:document-meta>
</file>